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o stretchy="false">κ</mo>
        <mn>2</mn>
      </msup>
      <mrow>
        <mi/>
        <mo stretchy="false">=</mo>
        <mi/>
      </mrow>
      <mfrac>
        <mrow>
          <mn>2</mn>
          <mi>m</mi>
        </mrow>
        <msup>
          <mo stretchy="false">ℏ</mo>
          <mn>2</mn>
        </msup>
      </mfrac>
      <mi/>
      <mrow>
        <mo stretchy="false">(</mo>
        <mrow>
          <mrow>
            <mo stretchy="false">−</mo>
            <mi>E</mi>
          </mrow>
        </mrow>
        <mo stretchy="false">)</mo>
      </mrow>
      <mi/>
      <mtext>und</mtext>
      <mi/>
      <mo stretchy="false">η</mo>
      <mrow>
        <mi/>
        <mo stretchy="false">=</mo>
        <mi/>
      </mrow>
      <mfrac>
        <mn>1</mn>
        <mi>Z</mi>
      </mfrac>
      <mo stretchy="false">κ</mo>
      <msub>
        <mi>a</mi>
        <mtext>B</mtext>
      </msub>
      <mrow>
        <mi/>
        <mo stretchy="false">=</mo>
        <mi/>
      </mrow>
      <mfrac>
        <mn>1</mn>
        <mi>Z</mi>
      </mfrac>
      <msqrt>
        <mrow>
          <mrow>
            <mo stretchy="false">−</mo>
            <mi/>
          </mrow>
          <mfrac>
            <mi>E</mi>
            <msub>
              <mi>E</mi>
              <mtext>R</mtext>
            </msub>
          </mfrac>
        </mrow>
      </msqrt>
      <mi/>
      <mrow>
        <mo stretchy="false">(</mo>
        <mrow>
          <mi>E</mi>
          <mrow>
            <mi/>
            <mo stretchy="false">&lt;</mo>
            <mi/>
          </mrow>
          <mn>0</mn>
        </mrow>
        <mo stretchy="false">)</mo>
      </mrow>
    </mrow>
    <annotation encoding="StarMath 5.0">%ikappa ^2 ~=~ {2 m} over hbar ^2 ` (- E) ~"und"~ 
%ieta ~=~ 1 over Z %ikappa a _"B" ~=~ 1 over Z sqrt{- ` E over E _"R"} ~~~ (E ~&lt;~ 0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49:47.235000000</meta:creation-date>
    <meta:generator>LibreOffice/4.1.4.2$Windows_x86 LibreOffice_project/0a0440ccc0227ad9829de5f46be37cfb6edcf72</meta:generator>
  </office:meta>
</office:document-meta>
</file>